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FAF103169A1DBF2F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" svg:font-family="'Helvetica Neue Light'" style:font-pitch="variable"/>
    <style:font-face style:name="Lucida Grande" svg:font-family="'Lucida Grande'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Times Roman" svg:font-family="'Time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1" style:list-style-name="L4">
      <style:graphic-properties draw:stroke="none" draw:fill="solid" draw:fill-color="#fffc79" draw:opacity="100%" draw:textarea-horizontal-align="left" draw:textarea-vertical-align="middle" draw:auto-grow-height="false" fo:min-height="4.854cm" fo:min-width="10.953cm" fo:padding-top="0cm" fo:padding-bottom="0cm" fo:padding-left="0cm" fo:padding-right="0cm" fo:wrap-option="wrap" draw:shadow="hidden" draw:shadow-offset-x="0.152cm" draw:shadow-offset-y="0.195cm" draw:shadow-color="#000000" draw:shadow-opacity="75%"/>
    </style:style>
    <style:style style:name="gr3" style:family="graphic" style:parent-style-name="Default_5f_1" style:list-style-name="L4">
      <style:graphic-properties draw:stroke="none" draw:fill="solid" draw:fill-color="#fffc79" draw:opacity="100%" draw:textarea-horizontal-align="left" draw:textarea-vertical-align="middle" draw:auto-grow-height="false" fo:min-height="4.514cm" fo:min-width="10.953cm" fo:padding-top="0cm" fo:padding-bottom="0cm" fo:padding-left="0cm" fo:padding-right="0cm" fo:wrap-option="wrap" draw:shadow="hidden" draw:shadow-offset-x="0.152cm" draw:shadow-offset-y="0.195cm" draw:shadow-color="#000000" draw:shadow-opacity="75%"/>
    </style:style>
    <style:style style:name="gr4" style:family="graphic" style:parent-style-name="standard">
      <style:graphic-properties draw:stroke="none" draw:fill="none" fo:min-height="0.704cm"/>
    </style:style>
    <style:style style:name="pr1" style:family="presentation" style:parent-style-name="Title-title">
      <style:graphic-properties draw:auto-grow-height="true" fo:min-height="10.339cm"/>
    </style:style>
    <style:style style:name="pr2" style:family="presentation" style:parent-style-name="Title-subtitle">
      <style:graphic-properties draw:fill-color="#ffffff" fo:min-height="7.62cm"/>
    </style:style>
    <style:style style:name="pr3" style:family="presentation" style:parent-style-name="Title-notes">
      <style:graphic-properties draw:fill-color="#ffffff" fo:min-height="12.572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083cm" fo:min-width="0cm" fo:padding-top="0.141cm" fo:padding-bottom="0.141cm" fo:padding-left="0.141cm" fo:padding-right="0.141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006cm" fo:min-width="0cm" fo:padding-top="0cm" fo:padding-bottom="0cm" fo:padding-left="0cm" fo:padding-right="0cm" fo:wrap-option="wrap" draw:shadow-color="#808080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draw:auto-grow-height="true" fo:min-height="2.998cm"/>
    </style:style>
    <style:style style:name="pr8" style:family="presentation" style:parent-style-name="Default-outline1">
      <style:graphic-properties fo:min-height="14.817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outline1">
      <style:graphic-properties fo:min-height="15.189cm"/>
    </style:style>
    <style:style style:name="pr11" style:family="presentation" style:parent-style-name="Default-title">
      <style:graphic-properties fo:min-height="2.998cm"/>
    </style:style>
    <style:style style:name="P1" style:family="paragraph">
      <loext:graphic-properties draw:fill-color="#ffffff"/>
    </style:style>
    <style:style style:name="P2" style:family="paragraph">
      <style:paragraph-properties fo:margin-left="0.11cm" fo:margin-right="0cm" fo:text-indent="0cm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.254cm" fo:margin-right="0cm" fo:margin-top="0.152cm" fo:margin-bottom="0cm" fo:line-height="90%" fo:text-align="start" fo:text-indent="0cm"/>
      <style:text-properties style:font-name="Times New Roman1" fo:font-size="19.8999996185303pt"/>
    </style:style>
    <style:style style:name="P5" style:family="paragraph">
      <loext:graphic-properties draw:fill="solid" draw:fill-color="#fffc79" draw:opacity="100%"/>
      <style:paragraph-properties fo:margin-left="0cm" fo:margin-right="0cm" fo:margin-top="0.152cm" fo:margin-bottom="0cm" fo:line-height="90%" fo:text-align="start" fo:text-indent="0cm" style:writing-mode="lr-tb" style:font-independent-line-spacing="true"/>
      <style:text-properties style:text-line-through-style="none" style:text-line-through-type="none" style:font-name="Times New Roman1" fo:font-size="19.8999996185303pt"/>
    </style:style>
    <style:style style:name="P6" style:family="paragraph">
      <style:paragraph-properties fo:margin-left="0.254cm" fo:margin-right="0cm" fo:margin-top="0cm" fo:margin-bottom="0cm" fo:line-height="100%" fo:text-align="start" fo:text-indent="0cm"/>
      <style:text-properties style:font-name="Times New Roman1" fo:font-size="19.8999996185303pt"/>
    </style:style>
    <style:style style:name="P7" style:family="paragraph">
      <loext:graphic-properties draw:fill="solid" draw:fill-color="#fffc79" draw:opacity="100%"/>
      <style:paragraph-properties fo:margin-left="0.254cm" fo:margin-right="0cm" fo:margin-top="0cm" fo:margin-bottom="0cm" fo:line-height="100%" fo:text-align="start" fo:text-indent="0cm" style:writing-mode="lr-tb" style:font-independent-line-spacing="true"/>
      <style:text-properties style:font-name="Times New Roman1" fo:font-size="19.8999996185303pt"/>
    </style:style>
    <style:style style:name="P8" style:family="paragraph">
      <loext:graphic-properties draw:fill-color="#ffffff"/>
      <style:text-properties fo:font-size="8.8000001907348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493cm" fo:margin-bottom="0cm" fo:text-indent="0cm"/>
    </style:style>
    <style:style style:name="P11" style:family="paragraph">
      <loext:graphic-properties draw:fill="none"/>
    </style:style>
    <style:style style:name="T1" style:family="text">
      <style:text-properties fo:color="#000000" style:text-line-through-style="none" style:text-line-through-type="none" style:font-name="Times New Roman1" fo:font-size="28pt" style:font-name-asian="Times New Roman" style:font-size-asian="28pt" style:font-name-complex="Times New Roman" style:font-size-complex="28pt"/>
    </style:style>
    <style:style style:name="T2" style:family="text">
      <style:text-properties fo:color="#000000" style:text-line-through-style="none" style:text-line-through-type="none" style:font-name="Times New Roman1" fo:font-size="28pt" fo:font-weight="bold" style:font-name-asian="Times New Roman" style:font-size-asian="28pt" style:font-weight-asian="bold" style:font-name-complex="Times New Roman" style:font-size-complex="28pt" style:font-weight-complex="bold"/>
    </style:style>
    <style:style style:name="T3" style:family="text">
      <style:text-properties fo:color="#000000" style:font-name="Times New Roman1" fo:font-size="27pt" style:font-name-asian="Palatino" style:font-size-asian="27pt" style:font-name-complex="Palatino" style:font-size-complex="27pt"/>
    </style:style>
    <style:style style:name="T4" style:family="text">
      <style:text-properties fo:color="#1d99f3" fo:font-weight="normal" style:font-weight-asian="normal" style:font-weight-complex="normal"/>
    </style:style>
    <style:style style:name="T5" style:family="text">
      <style:text-properties fo:color="#7f8c8d"/>
    </style:style>
    <style:style style:name="T6" style:family="text">
      <style:text-properties fo:color="#1d99f3"/>
    </style:style>
    <style:style style:name="T7" style:family="text">
      <style:text-properties fo:color="#7f8c8d" fo:font-style="normal" style:font-style-asian="normal" style:font-style-complex="normal"/>
    </style:style>
    <style:style style:name="T8" style:family="text">
      <style:text-properties fo:color="#3daee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11993" fo:font-size="100%"/>
      </text:list-level-style-number>
      <text:list-level-style-bullet text:level="2" text:bullet-char="•">
        <style:list-level-properties/>
        <style:text-properties style:font-name="Helvetica Neue Light" fo:color="#ff2600" fo:font-size="100%"/>
      </text:list-level-style-bullet>
      <text:list-level-style-bullet text:level="3" text:bullet-char="•">
        <style:list-level-properties text:space-before="1.481cm"/>
        <style:text-properties style:font-name="Helvetica Neue Light" fo:color="#ff2600" fo:font-size="100%"/>
      </text:list-level-style-bullet>
      <text:list-level-style-bullet text:level="4" text:bullet-char="•">
        <style:list-level-properties text:space-before="2.222cm"/>
        <style:text-properties style:font-name="Helvetica Neue Light" fo:color="#ff2600" fo:font-size="100%"/>
      </text:list-level-style-bullet>
      <text:list-level-style-bullet text:level="5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6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7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8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9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10" text:bullet-char="•">
        <style:list-level-properties text:space-before="2.963cm"/>
        <style:text-properties style:font-name="Helvetica Neue Light" fo:color="#ff26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style:font-name="Helvetica Neue Light" fo:color="#ff2600" fo:font-size="100%"/>
      </text:list-level-style-bullet>
      <text:list-level-style-bullet text:level="3" text:bullet-char="•">
        <style:list-level-properties text:space-before="1.481cm"/>
        <style:text-properties style:font-name="Helvetica Neue Light" fo:color="#ff2600" fo:font-size="100%"/>
      </text:list-level-style-bullet>
      <text:list-level-style-bullet text:level="4" text:bullet-char="•">
        <style:list-level-properties text:space-before="2.222cm"/>
        <style:text-properties style:font-name="Helvetica Neue Light" fo:color="#ff2600" fo:font-size="100%"/>
      </text:list-level-style-bullet>
      <text:list-level-style-bullet text:level="5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6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7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8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9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10" text:bullet-char="•">
        <style:list-level-properties text:space-before="2.963cm"/>
        <style:text-properties style:font-name="Helvetica Neue Light" fo:color="#ff2600" fo:font-size="100%"/>
      </text:list-level-style-bullet>
    </text:list-style>
  </office:automatic-styles>
  <office:body>
    <office:presentation>
      <presentation:footer-decl presentation:name="ftr1">Advanced Software Engineering</presentation:footer-decl>
      <draw:page draw:name="page1" draw:style-name="dp1" draw:master-page-name="Title" presentation:presentation-page-layout-name="AL1T0" presentation:use-footer-name="ftr1">
        <draw:frame presentation:style-name="pr1" draw:layer="layout" svg:width="25.166cm" svg:height="10.339cm" svg:x="3.048cm" svg:y="0.837cm" presentation:class="title" presentation:user-transformed="true">
          <draw:text-box>
            <text:p>User Stories</text:p>
          </draw:text-box>
        </draw:frame>
        <draw:frame presentation:style-name="pr2" draw:text-style-name="P1" draw:layer="layout" svg:width="25.166cm" svg:height="7.62cm" svg:x="3.048cm" svg:y="12.1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16cm" svg:height="10.476cm" svg:x="3.386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>
        <draw:frame presentation:style-name="pr4" draw:text-style-name="P3" draw:layer="layout" svg:width="27.178cm" svg:height="2.998cm" svg:x="1.524cm" svg:y="0.304cm" presentation:class="title" presentation:user-transformed="true">
          <draw:text-box>
            <text:list text:style-name="L2">
              <text:list-header>
                <text:p text:style-name="P2">User Stories</text:p>
              </text:list-header>
            </text:list>
          </draw:text-box>
        </draw:frame>
        <draw:frame presentation:style-name="pr5" draw:text-style-name="P3" draw:layer="layout" svg:width="13.281cm" svg:height="15.067cm" svg:x="1.485cm" svg:y="4.064cm" presentation:class="outline" presentation:user-transformed="true">
          <draw:text-box>
            <text:list text:style-name="L3">
              <text:list-item>
                <text:p>Tell how someone will use the system</text:p>
              </text:list-item>
              <text:list-item>
                <text:p>Represent something of value for the client</text:p>
              </text:list-item>
              <text:list-item>
                <text:p>Easy to understand and high level:</text:p>
                <text:list>
                  <text:list-item>
                    <text:p>Have to be refined when implemented</text:p>
                  </text:list-item>
                  <text:list-item>
                    <text:p>Promote conversation with the client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0.953cm" svg:height="4.854cm" svg:x="18.025cm" svg:y="4.182cm">
          <text:list text:style-name="L4">
            <text:list-header>
              <text:p text:style-name="P4"><text:span text:style-name="T1">As a </text:span><text:span text:style-name="T2">Client of </text:span><text:span text:style-name="T2">the </text:span><text:span text:style-name="T2">Hotel</text:span><text:span text:style-name="T1"> I </text:span><text:span text:style-name="T1">want to </text:span><text:span text:style-name="T2">cancel a </text:span><text:span text:style-name="T2">reservati</text:span><text:span text:style-name="T2">on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0.953cm" svg:height="4.514cm" svg:x="18.034cm" svg:y="9.602cm">
          <text:list text:style-name="L4">
            <text:list-header>
              <text:p text:style-name="P6"><text:span text:style-name="T3">As a </text:span><text:span text:style-name="T3">&lt;rol</text:span><text:span text:style-name="T3">e&gt; I </text:span><text:span text:style-name="T3">wan</text:span><text:span text:style-name="T3">t to </text:span><text:span text:style-name="T3">achi</text:span><text:span text:style-name="T3">eve </text:span><text:span text:style-name="T3">&lt;go</text:span><text:span text:style-name="T3">al&gt; </text:span><text:span text:style-name="T3">(so </text:span><text:span text:style-name="T3">that </text:span><text:span text:style-name="T3">&lt;rea</text:span><text:span text:style-name="T3">son</text:span><text:span text:style-name="T3">&gt;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 presentation:use-footer-name="ftr1">
        <draw:frame presentation:style-name="pr7" draw:layer="layout" svg:width="27.178cm" svg:height="2.998cm" svg:x="1.524cm" svg:y="0.304cm" presentation:class="title">
          <draw:text-box>
            <text:p>User Stories</text:p>
          </draw:text-box>
        </draw:frame>
        <draw:frame presentation:style-name="pr8" draw:layer="layout" svg:width="27.217cm" svg:height="15.067cm" svg:x="1.485cm" svg:y="4.064cm" presentation:class="outline">
          <draw:text-box>
            <text:list text:style-name="L3">
              <text:list-item>
                <text:p>User stories are often (but not always) written on paper</text:p>
              </text:list-item>
              <text:list-item>
                <text:p>This is the information you might want to store in a card:</text:p>
                <text:list>
                  <text:list-item>
                    <text:p>The user story itself</text:p>
                  </text:list-item>
                  <text:list-item>
                    <text:p>The originator</text:p>
                  </text:list-item>
                  <text:list-item>
                    <text:p>Who has it in charge</text:p>
                  </text:list-item>
                  <text:list-item>
                    <text:p>The acceptance criteria</text:p>
                  </text:list-item>
                  <text:list-item>
                    <text:p>The estimated size (for Scrum planning)</text:p>
                  </text:list-item>
                  <text:list-item>
                    <text:p>The priority (for Scrum planning)</text:p>
                  </text:list-item>
                  <text:list-item>
                    <text:p>A unique ID (because we like unique ID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draw:frame presentation:style-name="pr4" draw:text-style-name="P3" draw:layer="layout" svg:width="27.178cm" svg:height="2.998cm" svg:x="1.524cm" svg:y="0.304cm" presentation:class="title">
          <draw:text-box>
            <text:list text:style-name="L2">
              <text:list-header>
                <text:p text:style-name="P2">Some Management Advantages</text:p>
              </text:list-header>
            </text:list>
          </draw:text-box>
        </draw:frame>
        <draw:frame presentation:style-name="pr10" draw:layer="layout" svg:width="27.217cm" svg:height="15.067cm" svg:x="1.485cm" svg:y="4.064cm" presentation:class="outline" presentation:user-transformed="true">
          <draw:text-box>
            <text:list text:style-name="L3">
              <text:list-item>
                <text:p text:style-name="P10">Easy to comprehend and manage</text:p>
              </text:list-item>
              <text:list-item>
                <text:p text:style-name="P10">Right size for planning</text:p>
              </text:list-item>
              <text:list-item>
                <text:p text:style-name="P10">They encourage iterative development</text:p>
              </text:list-item>
              <text:list-item>
                <text:p text:style-name="P10">Promote development of demoable products (the potentially shippable products of Scrum)</text:p>
              </text:list-item>
              <text:list-item>
                <text:p text:style-name="P10">Testable and verifiabl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>
        <draw:frame presentation:style-name="pr7" draw:layer="layout" svg:width="27.178cm" svg:height="2.998cm" svg:x="1.524cm" svg:y="0.304cm" presentation:class="title">
          <draw:text-box>
            <text:p>What makes a good User Story?</text:p>
          </draw:text-box>
        </draw:frame>
        <draw:frame presentation:style-name="pr8" draw:layer="layout" svg:width="27.217cm" svg:height="15.067cm" svg:x="1.485cm" svg:y="4.064cm" presentation:class="outline">
          <draw:text-box>
            <text:list text:style-name="L3">
              <text:list-item>
                <text:p>INVEST</text:p>
                <text:list>
                  <text:list-item>
                    <text:p>I = Independent</text:p>
                  </text:list-item>
                  <text:list-item>
                    <text:p>N = Negotiable</text:p>
                  </text:list-item>
                  <text:list-item>
                    <text:p>V = Valuable</text:p>
                  </text:list-item>
                  <text:list-item>
                    <text:p>E = Estimatable</text:p>
                  </text:list-item>
                  <text:list-item>
                    <text:p>S = Small</text:p>
                  </text:list-item>
                  <text:list-item>
                    <text:p>T = Tes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>
        <draw:frame presentation:style-name="pr7" draw:layer="layout" svg:width="27.178cm" svg:height="2.998cm" svg:x="1.524cm" svg:y="0.304cm" presentation:class="title">
          <draw:text-box>
            <text:p>User Stories and Non Functional Requirements</text:p>
          </draw:text-box>
        </draw:frame>
        <draw:frame presentation:style-name="pr8" draw:layer="layout" svg:width="27.217cm" svg:height="15.067cm" svg:x="1.485cm" svg:y="4.064cm" presentation:class="outline" presentation:user-transformed="true">
          <draw:text-box>
            <text:list text:style-name="L3">
              <text:list-item>
                <text:p>A software system is not fully described by the functions it provides</text:p>
              </text:list-item>
              <text:list-item>
                <text:p>We often need to specify other characteristics (non functional requirements, or NFRs)</text:p>
              </text:list-item>
              <text:list-item>
                <text:p>A common classification of requirements distinguishes among:</text:p>
                <text:list>
                  <text:list-item>
                    <text:p>F = Functional</text:p>
                  </text:list-item>
                  <text:list-item>
                    <text:p>U = Usability</text:p>
                  </text:list-item>
                  <text:list-item>
                    <text:p>R = Reliability</text:p>
                  </text:list-item>
                  <text:list-item>
                    <text:p>P = Performance</text:p>
                  </text:list-item>
                  <text:list-item>
                    <text:p>S = Support</text:p>
                  </text:list-item>
                </text:list>
              </text:list-item>
              <text:list-item>
                <text:p>User stories are very good for the F part of the FURPS classificati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>
        <draw:frame presentation:style-name="pr7" draw:layer="layout" svg:width="27.178cm" svg:height="2.998cm" svg:x="1.524cm" svg:y="0.304cm" presentation:class="title">
          <draw:text-box>
            <text:p>User Stories and Non Functional Requirements</text:p>
          </draw:text-box>
        </draw:frame>
        <draw:frame presentation:style-name="pr8" draw:layer="layout" svg:width="27.217cm" svg:height="15.067cm" svg:x="1.485cm" svg:y="4.064cm" presentation:class="outline" presentation:user-transformed="true">
          <draw:text-box>
            <text:list text:style-name="L3">
              <text:list-item>
                <text:p><text:span text:style-name="T4">Non-functional user stories:</text:span></text:p>
                <text:list>
                  <text:list-item>
                    <text:p>Testable non functional requirements which can be written in user story format</text:p>
                  </text:list-item>
                  <text:list-item>
                    <text:p><text:span text:style-name="T5">Example: “As a security analyst I want the system to throttle unsuccessful authentication attempts so that the application is not vulnerable to brute force attacks”.</text:span></text:p>
                  </text:list-item>
                </text:list>
              </text:list-item>
              <text:list-item>
                <text:p><text:span text:style-name="T6">Constraints:</text:span></text:p>
                <text:list>
                  <text:list-item>
                    <text:p>Cross-cutting concerns that may have an effect on several other user stories.</text:p>
                  </text:list-item>
                  <text:list-item>
                    <text:p><text:span text:style-name="T7">Example: “all data has to be validated to avoid SQL injection”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26.859cm" svg:height="0.954cm" svg:x="1.843cm" svg:y="19.812cm">
          <draw:text-box>
            <text:p>Source: https://www.infoq.com/articles/managing-security-requirements-in-agile-projects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>
        <draw:frame presentation:style-name="pr7" draw:layer="layout" svg:width="27.178cm" svg:height="2.998cm" svg:x="1.524cm" svg:y="0.304cm" presentation:class="title">
          <draw:text-box>
            <text:p>User Stories and Non Functional Requirements</text:p>
          </draw:text-box>
        </draw:frame>
        <draw:frame presentation:style-name="pr8" draw:layer="layout" svg:width="27.217cm" svg:height="15.067cm" svg:x="1.485cm" svg:y="4.064cm" presentation:class="outline">
          <draw:text-box>
            <text:list text:style-name="L3">
              <text:list-item>
                <text:p><text:span text:style-name="T8">Non Functional User Stories:</text:span></text:p>
                <text:list>
                  <text:list-item>
                    <text:p>Just write the corresponding user story and manage it like any other user story</text:p>
                  </text:list-item>
                </text:list>
              </text:list-item>
              <text:list-item>
                <text:p><text:span text:style-name="T8">What about constraints?</text:span></text:p>
                <text:list>
                  <text:list-item>
                    <text:p>Embed them in existing stories<text:line-break/>(issue: some work becomes “invisible”)</text:p>
                  </text:list-item>
                  <text:list-item>
                    <text:p>Embed them in acceptance tests<text:line-break/>(issue: some work becomes “invisible”)</text:p>
                  </text:list-item>
                  <text:list-item>
                    <text:p>Manage them separate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>
        <draw:frame presentation:style-name="pr7" draw:layer="layout" svg:width="27.178cm" svg:height="2.998cm" svg:x="1.524cm" svg:y="0.304cm" presentation:class="title">
          <draw:text-box>
            <text:p>User Stories and Product Vision</text:p>
          </draw:text-box>
        </draw:frame>
        <draw:frame presentation:style-name="pr8" draw:layer="layout" svg:width="27.217cm" svg:height="15.067cm" svg:x="1.485cm" svg:y="4.064cm" presentation:class="outline">
          <draw:text-box>
            <text:list text:style-name="L3">
              <text:list-item>
                <text:p>User stories tend to focus on simple functions<text:line-break/>(after all, this is one of their advantages) </text:p>
              </text:list-item>
              <text:list-item>
                <text:p>How can we manage complex functions? How do we provide a longer-term vision?</text:p>
              </text:list-item>
              <text:list-item>
                <text:p>Two Approaches: </text:p>
                <text:list>
                  <text:list-item>
                    <text:p>Epics</text:p>
                  </text:list-item>
                  <text:list-item>
                    <text:p>Them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>
        <draw:frame presentation:style-name="pr11" draw:layer="layout" svg:width="27.178cm" svg:height="2.998cm" svg:x="1.524cm" svg:y="0.304cm" presentation:class="title">
          <draw:text-box>
            <text:p>Epic and Themes</text:p>
          </draw:text-box>
        </draw:frame>
        <draw:frame presentation:style-name="pr8" draw:layer="layout" svg:width="27.217cm" svg:height="15.067cm" svg:x="1.485cm" svg:y="4.064cm" presentation:class="outline">
          <draw:text-box>
            <text:list text:style-name="L3">
              <text:list-item>
                <text:p>Epic:</text:p>
                <text:list>
                  <text:list-item>
                    <text:p>a large user story</text:p>
                  </text:list-item>
                  <text:list-item>
                    <text:p>broad in scope, short on details</text:p>
                  </text:list-item>
                </text:list>
              </text:list-item>
              <text:list-item>
                <text:p>Theme:</text:p>
                <text:list>
                  <text:list-item>
                    <text:p>a group of user stories correlated in some way (for instance: functional group)</text:p>
                  </text:list-item>
                </text:list>
              </text:list-item>
              <text:list-item>
                <text:p>Epics and themes usually span different sprints</text:p>
              </text:list-item>
              <text:list-item>
                <text:p>Why using them?</text:p>
                <text:list>
                  <text:list-item>
                    <text:p>It is easier to check for completeness and consistency</text:p>
                  </text:list-item>
                  <text:list-item>
                    <text:p>It provides a higher-level view on th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>
        <draw:frame presentation:style-name="pr7" draw:layer="layout" svg:width="27.178cm" svg:height="2.998cm" svg:x="1.524cm" svg:y="0.304cm" presentation:class="title">
          <draw:text-box>
            <text:p>Manaing Epics</text:p>
          </draw:text-box>
        </draw:frame>
        <draw:frame presentation:style-name="pr8" draw:layer="layout" svg:width="27.217cm" svg:height="15.067cm" svg:x="1.485cm" svg:y="4.064cm" presentation:class="outline">
          <draw:text-box>
            <text:list text:style-name="L3">
              <text:list-item>
                <text:p>Split epics into smaller stories</text:p>
              </text:list-item>
              <text:list-item>
                <text:p>If possible, the smaller stories should each contain a demoable feature</text:p>
              </text:list-item>
              <text:list-item>
                <text:p>Example:</text:p>
                <text:list>
                  <text:list-item>
                    <text:p>Epic: As a user I want to pay using online payment systems</text:p>
                  </text:list-item>
                  <text:list-item>
                    <text:p>Wrong splitting: Implement API with Stripe; …</text:p>
                  </text:list-item>
                  <text:list-item>
                    <text:p>More correct splitting: As a user I want to pay with a Credit Card; as a user I want to pay with Paypal;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 Light" svg:font-family="'Helvetica Neue Light'" style:font-pitch="variable"/>
    <style:font-face style:name="Lucida Grande" svg:font-family="'Lucida Grande'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Times Roman" svg:font-family="'Time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78000000438FAF103169A1DBF2F.gif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254cm" fo:padding-bottom="0.254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ff2600" fo:font-size="100%"/>
          </text:list-level-style-number>
          <text:list-level-style-bullet text:level="2" text:bullet-char="•">
            <style:list-level-properties/>
            <style:text-properties style:font-name="Helvetica Neue Light" fo:color="#ff2600" fo:font-size="100%"/>
          </text:list-level-style-bullet>
          <text:list-level-style-bullet text:level="3" text:bullet-char="•">
            <style:list-level-properties text:space-before="1.481cm"/>
            <style:text-properties style:font-name="Helvetica Neue Light" fo:color="#ff2600" fo:font-size="100%"/>
          </text:list-level-style-bullet>
          <text:list-level-style-bullet text:level="4" text:bullet-char="•">
            <style:list-level-properties text:space-before="2.222cm"/>
            <style:text-properties style:font-name="Helvetica Neue Light" fo:color="#ff2600" fo:font-size="100%"/>
          </text:list-level-style-bullet>
          <text:list-level-style-bullet text:level="5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6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7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8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9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10" text:bullet-char="•">
            <style:list-level-properties text:space-before="2.963cm"/>
            <style:text-properties style:font-name="Helvetica Neue Light" fo:color="#ff26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end" fo:text-indent="0cm" style:punctuation-wrap="simple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2600" style:text-outline="false" style:text-line-through-style="none" style:text-line-through-typ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Helvetica Neue Light" style:font-family-asian="'Helvetica Neue Light'" style:font-pitch-asian="variable" style:font-size-asian="24pt" style:font-style-asian="normal" style:font-weight-asian="normal" style:font-name-complex="Helvetica Neue Light" style:font-family-complex="'Helvetica Neue Light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color="#0d1f63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5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Arial"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0d1f63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title">
      <style:graphic-properties draw:auto-grow-height="false" fo:min-height="3.507cm"/>
    </style:style>
    <style:style style:name="Mpr2" style:family="presentation" style:parent-style-name="Title-outline1">
      <style:graphic-properties fo:min-height="12.18cm"/>
    </style:style>
    <style:style style:name="Mpr3" style:family="presentation" style:parent-style-name="Title-backgroundobjects">
      <style:graphic-properties svg:stroke-width="0.212cm" svg:stroke-color="#ba131a" draw:marker-start-width="0.517cm" draw:marker-end-width="0.517cm" draw:fill="none" draw:textarea-vertical-align="middle" fo:padding-top="0.105cm" fo:padding-bottom="0.105cm" fo:padding-left="0.105cm" fo:padding-right="0.105cm"/>
    </style:style>
    <style:style style:name="Mpr4" style:family="presentation" style:parent-style-name="Title-backgroundobjects">
      <style:graphic-properties draw:stroke="none" draw:fill="none" draw:fill-color="#ffffff" draw:auto-grow-height="false" fo:min-height="12.573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outline1">
      <style:graphic-properties fo:min-height="12.18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-color="#ba131a" draw:textarea-vertical-align="middle" draw:auto-grow-height="false" fo:min-height="3.048cm" fo:min-width="0.508cm"/>
    </style:style>
    <style:style style:name="Mpr10" style:family="presentation" style:parent-style-name="Default-backgroundobjects">
      <style:graphic-properties svg:stroke-width="0.035cm" svg:stroke-color="#b22222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color="#b22222" style:font-name="Arial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b22222" style:font-name="Arial" fo:font-size="14pt" style:font-size-asian="14pt" style:font-size-complex="14pt"/>
    </style:style>
    <style:style style:name="MP8" style:family="paragraph">
      <style:paragraph-properties fo:text-align="start"/>
      <style:text-properties fo:color="#b22222" style:font-name="Arial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b22222" style:font-name="Arial" fo:font-size="14pt" style:font-size-asian="14pt" style:font-size-complex="14pt"/>
    </style:style>
    <style:style style:name="MP10" style:family="paragraph">
      <style:paragraph-properties fo:text-align="end"/>
      <style:text-properties fo:color="#b22222" style:font-name="Arial" fo:font-size="22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b22222" style:font-name="Arial" fo:font-size="22pt" style:font-size-asian="14pt" style:font-size-complex="14pt"/>
    </style:style>
    <style:style style:name="MP12" style:family="paragraph">
      <loext:graphic-properties draw:fill-color="#ba131a"/>
      <style:paragraph-properties fo:text-align="center"/>
    </style:style>
    <style:style style:name="MP13" style:family="paragraph">
      <loext:graphic-properties draw:fill="none"/>
      <style:paragraph-properties fo:text-align="center"/>
      <style:text-properties fo:color="#b2222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2222" style:font-name="Arial" fo:font-size="14pt" style:font-size-asian="14pt" style:font-size-complex="14pt"/>
    </style:style>
    <style:style style:name="MT3" style:family="text">
      <style:text-properties fo:color="#b22222" style:font-name="Arial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" style:page-layout-name="PM1" draw:style-name="Mdp1">
      <draw:frame presentation:style-name="Mpr1" draw:layer="backgroundobjects" svg:width="25.166cm" svg:height="10.339cm" svg:x="3.048cm" svg:y="0.837cm" presentation:class="title">
        <draw:text-box>
          <text:p>Click to edit the title text format</text:p>
        </draw:text-box>
      </draw:frame>
      <draw:frame presentation:style-name="Mpr2" draw:layer="backgroundobjects" svg:width="25.166cm" svg:height="7.62cm" svg:x="3.048cm" svg:y="12.19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5" draw:layer="backgroundobjects" svg:x1="2.948cm" svg:y1="11.684cm" svg:x2="28.114cm" svg:y2="11.684cm">
        <text:p/>
      </draw:line>
      <presentation:notes style:page-layout-name="PM0">
        <draw:page-thumbnail presentation:style-name="Title-title" draw:layer="backgroundobjects" svg:width="14.816cm" svg:height="10.476cm" svg:x="3.386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7.178cm" svg:height="2.998cm" svg:x="1.524cm" svg:y="0.304cm" presentation:class="title" presentation:placeholder="true">
        <draw:text-box/>
      </draw:frame>
      <draw:frame presentation:style-name="Mpr7" draw:layer="backgroundobjects" svg:width="27.217cm" svg:height="15.067cm" svg:x="1.485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4.33cm" svg:height="0.762cm" svg:x="17.514cm" svg:y="20.066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9" draw:layer="backgroundobjects" svg:width="16.51cm" svg:height="0.786cm" svg:x="0.762cm" svg:y="20.042cm" presentation:class="footer">
        <draw:text-box>
          <text:p text:style-name="MP8"><text:span text:style-name="MT2"><presentation:footer/></text:span></text:p>
        </draw:text-box>
      </draw:frame>
      <draw:frame presentation:style-name="Mpr8" draw:text-style-name="MP11" draw:layer="backgroundobjects" svg:width="3.556cm" svg:height="0.975cm" svg:x="25.146cm" svg:y="19.853cm" presentation:class="page-number">
        <draw:text-box>
          <text:p text:style-name="MP10"><text:span text:style-name="MT3"><text:page-number>&lt;number&gt;</text:page-number></text:span></text:p>
        </draw:text-box>
      </draw:frame>
      <draw:custom-shape presentation:style-name="Mpr9" draw:text-style-name="MP12" draw:layer="backgroundobjects" svg:width="0.508cm" svg:height="3.048cm" svg:x="0.508cm" svg:y="0.254cm">
        <text:p/>
        <draw:enhanced-geometry svg:viewBox="0 0 21600 21600" draw:type="rectangle" draw:enhanced-path="M 0 0 L 21600 0 21600 21600 0 21600 0 0 Z N"/>
      </draw:custom-shape>
      <draw:line presentation:style-name="Mpr10" draw:text-style-name="MP13" draw:layer="backgroundobjects" svg:x1="0.762cm" svg:y1="19.853cm" svg:x2="28.648cm" svg:y2="19.853cm">
        <text:p/>
      </draw:lin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19M44S</meta:editing-duration>
    <meta:editing-cycles>7</meta:editing-cycles>
    <meta:generator>LibreOffice/5.4.1.2.0$Linux_X86_64 LibreOffice_project/40m0$Build-2</meta:generator>
    <meta:creation-date>2017-10-23T17:52:29.458497068</meta:creation-date>
    <dc:date>2017-10-23T18:25:27.049440237</dc:date>
    <meta:document-statistic meta:object-count="79"/>
    <meta:template xlink:type="simple" xlink:actuate="onRequest" xlink:title="00 - Template" xlink:href="../../Nextcloud/Teaching/ase-2017/ase2017/Slides/00%20-%20Template.otp" meta:date="2017-10-23T17:52:28.484398983"/>
  </office:meta>
</office:document-meta>
</file>